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style:text-autospace="none">
        <style:tab-stops>
          <style:tab-stop style:position="0.4925in"/>
        </style:tab-stops>
      </style:paragraph-properties>
    </style:style>
    <style:style style:name="P3" style:family="paragraph" style:parent-style-name="Standard">
      <style:text-properties style:font-name="Courier New" fo:font-size="10pt" style:font-size-asian="10pt" style:font-size-complex="10pt"/>
    </style:style>
    <style:style style:name="P4" style:family="paragraph" style:parent-style-name="Heading_20_4"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5"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7"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8" style:family="paragraph" style:parent-style-name="Standard">
      <style:paragraph-properties style:text-autospace="none">
        <style:tab-stops>
          <style:tab-stop style:position="0.4925in"/>
        </style:tab-stops>
      </style:paragraph-properties>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style:font-name="Courier New" style:font-name-complex="Times New Roman"/>
    </style:style>
    <style:style style:name="P28" style:family="paragraph" style:parent-style-name="Standard">
      <style:text-properties style:font-name="Courier New" style:font-name-asian="Times New Roman" style:font-name-complex="Times New Roman"/>
    </style:style>
    <style:style style:name="P29" style:family="paragraph" style:parent-style-name="Standard">
      <style:text-properties style:font-name="Courier New" style:font-name-asian="Courier New" style:font-name-complex="Times New Roman"/>
    </style:style>
    <style:style style:name="P30" style:family="paragraph" style:parent-style-name="Standard">
      <style:text-properties style:font-name="Courier New" fo:font-size="10pt" style:font-size-asian="10pt" style:font-size-complex="10pt"/>
    </style:style>
    <style:style style:name="P31"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2"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33"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4" style:family="paragraph" style:parent-style-name="Standard">
      <style:paragraph-properties>
        <style:tab-stops>
          <style:tab-stop style:position="0.3937in"/>
        </style:tab-stops>
      </style:paragraph-properties>
    </style:style>
    <style:style style:name="P35" style:family="paragraph" style:parent-style-name="Code">
      <style:paragraph-properties fo:margin-left="0in" fo:margin-right="0in" fo:text-indent="0in" style:auto-text-indent="false"/>
    </style:style>
    <style:style style:name="P36"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7"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38" style:family="paragraph" style:parent-style-name="List_20_Continue">
      <style:paragraph-properties fo:margin-left="0in" fo:margin-right="0in" fo:text-indent="0in" style:auto-text-indent="false"/>
    </style:style>
    <style:style style:name="P39"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0"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1"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42"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43"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44"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45" style:family="paragraph" style:parent-style-name="List_20_Paragraph">
      <style:paragraph-properties fo:margin-left="0.5417in" fo:margin-right="0in" fo:text-indent="0in" style:auto-text-indent="false"/>
      <style:text-properties style:font-name="Courier New" style:font-name-complex="Times New Roman"/>
    </style:style>
    <style:style style:name="P46" style:family="paragraph" style:parent-style-name="Standard">
      <style:paragraph-properties fo:margin-left="0.5417in" fo:margin-right="0in" fo:text-indent="0in" style:auto-text-indent="false"/>
      <style:text-properties style:font-name="Courier New" style:font-name-complex="Times New Roman"/>
    </style:style>
    <style:style style:name="P4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4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9"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50" style:family="paragraph" style:parent-style-name="Standard" style:master-page-name="">
      <style:paragraph-properties style:page-number="auto"/>
      <style:text-properties style:font-name="Times New Roman" style:font-name-complex="Times New Roman"/>
    </style:style>
    <style:style style:name="P51" style:family="paragraph" style:parent-style-name="Code">
      <style:text-properties style:font-name="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Courier New"/>
    </style:style>
    <style:style style:name="P54" style:family="paragraph" style:parent-style-name="Code">
      <style:text-properties style:font-name="Courier New" style:font-name-complex="Times New Roman"/>
    </style:style>
    <style:style style:name="P55" style:family="paragraph" style:parent-style-name="Code">
      <style:paragraph-properties>
        <style:tab-stops>
          <style:tab-stop style:position="0.4925in"/>
        </style:tab-stops>
      </style:paragraph-properties>
    </style:style>
    <style:style style:name="P56" style:family="paragraph" style:parent-style-name="Code">
      <style:text-properties style:language-asian="zh" style:country-asian="CN"/>
    </style:style>
    <style:style style:name="P57" style:family="paragraph" style:parent-style-name="Standard">
      <style:paragraph-properties fo:background-color="transparent">
        <style:background-image/>
      </style:paragraph-properties>
      <style:text-properties style:font-name="Times New Roman" style:font-name-complex="Times New Roman"/>
    </style:style>
    <style:style style:name="P58"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9"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5"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6" style:family="paragraph" style:parent-style-name="Default_20_Text">
      <style:text-properties style:font-name="Times New Roman" style:font-name-complex="Times New Roman"/>
    </style:style>
    <style:style style:name="P67"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68" style:family="paragraph" style:parent-style-name="Standard">
      <style:paragraph-properties fo:margin-left="0.3335in" fo:margin-right="0in" fo:text-indent="0in" style:auto-text-indent="false"/>
      <style:text-properties style:font-name="Times New Roman" style:font-name-complex="Times New Roman"/>
    </style:style>
    <style:style style:name="P69"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0" style:family="paragraph" style:parent-style-name="Standard">
      <style:paragraph-properties fo:margin-left="-0.0102in" fo:margin-right="0in" fo:text-indent="0in" style:auto-text-indent="false"/>
      <style:text-properties style:font-name="Times New Roman" style:font-name-asian="Times New Roman"/>
    </style:style>
    <style:style style:name="P71"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72" style:family="paragraph" style:parent-style-name="Contents_20_1">
      <style:paragraph-properties>
        <style:tab-stops>
          <style:tab-stop style:position="6in" style:type="right" style:leader-style="dotted" style:leader-text="."/>
        </style:tab-stops>
      </style:paragraph-properties>
    </style:style>
    <style:style style:name="P73" style:family="paragraph" style:parent-style-name="Contents_20_2">
      <style:paragraph-properties>
        <style:tab-stops>
          <style:tab-stop style:position="5.8335in" style:type="right" style:leader-style="dotted" style:leader-text="."/>
        </style:tab-stops>
      </style:paragraph-properties>
    </style:style>
    <style:style style:name="P74" style:family="paragraph" style:parent-style-name="Contents_20_3">
      <style:paragraph-properties>
        <style:tab-stops>
          <style:tab-stop style:position="5.6665in" style:type="right" style:leader-style="dotted" style:leader-text="."/>
        </style:tab-stops>
      </style:paragraph-properties>
    </style:style>
    <style:style style:name="P75" style:family="paragraph" style:parent-style-name="Standard">
      <style:paragraph-properties style:text-autospace="none">
        <style:tab-stops>
          <style:tab-stop style:position="0.4925in"/>
        </style:tab-stops>
      </style:paragraph-properties>
    </style:style>
    <style:style style:name="P76" style:family="paragraph" style:parent-style-name="Standard">
      <style:text-properties style:font-name="Courier New" fo:font-size="10pt" style:font-size-asian="10pt" style:font-size-complex="10pt"/>
    </style:style>
    <style:style style:name="P77"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78"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79" style:family="paragraph" style:parent-style-name="Text_20_body" style:list-style-name="L2"/>
    <style:style style:name="P80" style:family="paragraph" style:parent-style-name="Text_20_body" style:list-style-name="L2"/>
    <style:style style:name="P81" style:family="paragraph" style:parent-style-name="Text_20_body" style:list-style-name="L2"/>
    <style:style style:name="P82" style:family="paragraph" style:parent-style-name="Text_20_body" style:list-style-name="L2"/>
    <style:style style:name="P83" style:family="paragraph" style:parent-style-name="Text_20_body" style:list-style-name="L2"/>
    <style:style style:name="P84" style:family="paragraph" style:parent-style-name="Text_20_body" style:list-style-name="L2"/>
    <style:style style:name="P85" style:family="paragraph" style:parent-style-name="Text_20_body" style:list-style-name="L2"/>
    <style:style style:name="P86" style:family="paragraph" style:parent-style-name="Text_20_body" style:list-style-name="L2"/>
    <style:style style:name="P87" style:family="paragraph" style:parent-style-name="Text_20_body" style:list-style-name="L2"/>
    <style:style style:name="P88" style:family="paragraph" style:parent-style-name="Text_20_body" style:list-style-name="L2"/>
    <style:style style:name="P89" style:family="paragraph" style:parent-style-name="Text_20_body" style:list-style-name="L2"/>
    <style:style style:name="P90" style:family="paragraph" style:parent-style-name="Text_20_body" style:list-style-name="L2"/>
    <style:style style:name="P91" style:family="paragraph" style:parent-style-name="Text_20_body" style:list-style-name="L2"/>
    <style:style style:name="P92" style:family="paragraph" style:parent-style-name="Heading_20_1" style:list-style-name="L1"/>
    <style:style style:name="P93" style:family="paragraph" style:parent-style-name="Heading_20_1" style:list-style-name="L1"/>
    <style:style style:name="P94" style:family="paragraph" style:parent-style-name="Heading_20_1" style:list-style-name="L1"/>
    <style:style style:name="P95" style:family="paragraph" style:parent-style-name="Heading_20_1" style:list-style-name="L1"/>
    <style:style style:name="P96" style:family="paragraph" style:parent-style-name="Heading_20_1" style:list-style-name="L1">
      <style:paragraph-properties>
        <style:tab-stops>
          <style:tab-stop style:position="0.2953in"/>
        </style:tab-stops>
      </style:paragraph-properties>
      <style:text-properties style:font-name-complex="Times New Roman"/>
    </style:style>
    <style:style style:name="P97" style:family="paragraph" style:parent-style-name="Heading_20_1" style:list-style-name="L1">
      <style:text-properties style:font-name="Times New Roman"/>
    </style:style>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text-properties style:font-name-complex="Times New Roman"/>
    </style:style>
    <style:style style:name="P10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0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0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0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style style:name="P12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2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3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6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5" style:family="paragraph" style:parent-style-name="Heading_20_4"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style:font-name-asian="Times New Roman" style:font-name-complex="Helv"/>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fo:font-weight="bold" style:font-weight-asian="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style:font-style-asian="italic" style:font-name-complex="Helv" style:font-style-complex="italic"/>
    </style:style>
    <style:style style:name="T21" style:family="text">
      <style:text-properties fo:font-style="italic" fo:font-weight="bold" style:font-style-asian="italic" style:font-weight-asian="bold" style:font-style-complex="italic"/>
    </style:style>
    <style:style style:name="T22" style:family="text">
      <style:text-properties fo:font-style="italic" fo:font-weight="bold" style:font-style-asian="italic" style:font-weight-asian="bold" style:font-name-complex="Helv" style:font-style-complex="italic"/>
    </style:style>
    <style:style style:name="T23" style:family="text">
      <style:text-properties fo:color="#ff0000"/>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30054168">
          <text:deletion>
            <office:change-info>
              <dc:creator>Lissa Valletta</dc:creator>
              <dc:date>2009-04-22T10:49:00</dc:date>
            </office:change-info>
            <text:p text:style-name="P1">16</text:p>
          </text:deletion>
        </text:changed-region>
        <text:changed-region text:id="ct130056600">
          <text:insertion>
            <office:change-info>
              <dc:creator>Lissa Valletta</dc:creator>
              <dc:date>2009-04-22T10:49:00</dc:date>
            </office:change-info>
          </text:insertion>
        </text:changed-region>
        <text:changed-region text:id="ct130056704">
          <text:insertion>
            <office:change-info>
              <dc:creator>Lissa Valletta</dc:creator>
              <dc:date>2009-04-22T10:50:00</dc:date>
            </office:change-info>
          </text:insertion>
        </text:changed-region>
        <text:changed-region text:id="ct130048144">
          <text:insertion>
            <office:change-info>
              <dc:creator>Lissa Valletta</dc:creator>
              <dc:date>2009-04-22T11:00:00</dc:date>
            </office:change-info>
          </text:insertion>
        </text:changed-region>
        <text:changed-region text:id="ct130048280">
          <text:insertion>
            <office:change-info>
              <dc:creator>Lissa Valletta</dc:creator>
              <dc:date>2009-04-22T10:59:00</dc:date>
            </office:change-info>
          </text:insertion>
        </text:changed-region>
        <text:changed-region text:id="ct130048416">
          <text:insertion>
            <office:change-info>
              <dc:creator>Lissa Valletta</dc:creator>
              <dc:date>2009-04-22T11:00:00</dc:date>
            </office:change-info>
          </text:insertion>
        </text:changed-region>
        <text:changed-region text:id="ct130048552">
          <text:insertion>
            <office:change-info>
              <dc:creator>Lissa Valletta</dc:creator>
              <dc:date>2009-04-22T11:01:00</dc:date>
            </office:change-info>
          </text:insertion>
        </text:changed-region>
        <text:changed-region text:id="ct130047600">
          <text:insertion>
            <office:change-info>
              <dc:creator>Lissa Valletta</dc:creator>
              <dc:date>2009-04-22T11:05:00</dc:date>
            </office:change-info>
          </text:insertion>
        </text:changed-region>
        <text:changed-region text:id="ct130047736">
          <text:insertion>
            <office:change-info>
              <dc:creator>Lissa Valletta</dc:creator>
              <dc:date>2009-04-22T11:06:00</dc:date>
            </office:change-info>
          </text:insertion>
        </text:changed-region>
        <text:changed-region text:id="ct130047872">
          <text:insertion>
            <office:change-info>
              <dc:creator>Unknown Author</dc:creator>
              <dc:date>2009-04-16T15:20:00</dc:date>
            </office:change-info>
          </text:insertion>
        </text:changed-region>
        <text:changed-region text:id="ct130048008">
          <text:insertion>
            <office:change-info>
              <dc:creator>Unknown Author</dc:creator>
              <dc:date>2009-04-16T15:20:00</dc:date>
            </office:change-info>
          </text:insertion>
        </text:changed-region>
        <text:changed-region text:id="ct130046448">
          <text:deletion>
            <office:change-info>
              <dc:creator>Lissa Valletta</dc:creator>
              <dc:date>2009-04-22T11:04:00</dc:date>
            </office:change-info>
            <text:p text:style-name="P2"><text:span text:style-name="T1">.</text:span></text:p>
          </text:deletion>
        </text:changed-region>
        <text:changed-region text:id="ct130046992">
          <text:insertion>
            <office:change-info>
              <dc:creator>Lissa Valletta</dc:creator>
              <dc:date>2009-04-22T11:04:00</dc:date>
            </office:change-info>
          </text:insertion>
        </text:changed-region>
        <text:changed-region text:id="ct130047392">
          <text:insertion>
            <office:change-info>
              <dc:creator>Lissa Valletta</dc:creator>
              <dc:date>2009-04-22T11:03:00</dc:date>
            </office:change-info>
          </text:insertion>
        </text:changed-region>
        <text:changed-region text:id="ct130047496">
          <text:insertion>
            <office:change-info>
              <dc:creator>Lissa Valletta</dc:creator>
              <dc:date>2009-04-22T11:04:00</dc:date>
            </office:change-info>
          </text:insertion>
        </text:changed-region>
        <text:changed-region text:id="ct126962792">
          <text:deletion>
            <office:change-info>
              <dc:creator>Lissa Valletta</dc:creator>
              <dc:date>2009-04-22T11:11:00</dc:date>
            </office:change-info>
            <text:h text:style-name="Heading_20_4" text:outline-level="4"><text:s/>Modify the table postscripts</text:h>
          </text:deletion>
        </text:changed-region>
        <text:changed-region text:id="ct126891936">
          <text:insertion>
            <office:change-info>
              <dc:creator>Lissa Valletta</dc:creator>
              <dc:date>2009-04-22T11:11:00</dc:date>
            </office:change-info>
          </text:insertion>
        </text:changed-region>
        <text:changed-region text:id="ct130045632">
          <text:insertion>
            <office:change-info>
              <dc:creator>Lissa Valletta</dc:creator>
              <dc:date>2009-04-22T11:09:00</dc:date>
            </office:change-info>
          </text:insertion>
        </text:changed-region>
        <text:changed-region text:id="ct130045088">
          <text:insertion>
            <office:change-info>
              <dc:creator>Lissa Valletta</dc:creator>
              <dc:date>2009-04-22T11:11:00</dc:date>
            </office:change-info>
          </text:insertion>
        </text:changed-region>
        <text:changed-region text:id="ct130048688">
          <text:insertion>
            <office:change-info>
              <dc:creator>Lissa Valletta</dc:creator>
              <dc:date>2009-04-22T11:12:00</dc:date>
            </office:change-info>
          </text:insertion>
        </text:changed-region>
        <text:changed-region text:id="ct130057792">
          <text:deletion>
            <office:change-info>
              <dc:creator>Lissa Valletta</dc:creator>
              <dc:date>2009-04-22T11:47:00</dc:date>
            </office:change-info>
            <text:h text:style-name="Heading_20_3" text:outline-level="3">Create the xCAT network object</text:h>
          </text:deletion>
        </text:changed-region>
        <text:changed-region text:id="ct130046720">
          <text:insertion>
            <office:change-info>
              <dc:creator>Lissa Valletta</dc:creator>
              <dc:date>2009-04-22T11:47:00</dc:date>
            </office:change-info>
          </text:insertion>
        </text:changed-region>
        <text:changed-region text:id="ct130060080">
          <text:deletion>
            <office:change-info>
              <dc:creator>Lissa Valletta</dc:creator>
              <dc:date>2009-04-22T11:49:00</dc:date>
            </office:change-info>
            <text:h text:style-name="Heading_20_3" text:outline-level="3">the DNS </text:h>
          </text:deletion>
        </text:changed-region>
        <text:changed-region text:id="ct130061448">
          <text:insertion>
            <office:change-info>
              <dc:creator>Lissa Valletta</dc:creator>
              <dc:date>2009-04-22T11:49:00</dc:date>
            </office:change-info>
          </text:insertion>
        </text:changed-region>
        <text:changed-region text:id="ct130052928">
          <text:insertion>
            <office:change-info>
              <dc:creator>Lissa Valletta</dc:creator>
              <dc:date>2009-04-22T11:52:00</dc:date>
            </office:change-info>
          </text:insertion>
        </text:changed-region>
        <text:changed-region text:id="ct130053032">
          <text:insertion>
            <office:change-info>
              <dc:creator>Lissa Valletta</dc:creator>
              <dc:date>2009-04-22T11:53:00</dc:date>
            </office:change-info>
          </text:insertion>
        </text:changed-region>
        <text:changed-region text:id="ct130053168">
          <text:deletion>
            <office:change-info>
              <dc:creator>Lissa Valletta</dc:creator>
              <dc:date>2009-04-22T11:57:00</dc:date>
            </office:change-info>
            <text:h text:style-name="Heading_20_3" text:outline-level="3">ation</text:h>
          </text:deletion>
        </text:changed-region>
        <text:changed-region text:id="ct146548728">
          <text:deletion>
            <office:change-info>
              <dc:creator>unknown</dc:creator>
              <dc:date>2009-05-05T14:35:00</dc:date>
            </office:change-info>
            <text:p text:style-name="P3">arch</text:p>
          </text:deletion>
        </text:changed-region>
        <text:changed-region text:id="ct146583384">
          <text:insertion>
            <office:change-info>
              <dc:creator>unknown</dc:creator>
              <dc:date>2009-05-05T14:35:00</dc:date>
            </office:change-info>
          </text:insertion>
        </text:changed-region>
        <text:changed-region text:id="ct130060872">
          <text:deletion>
            <office:change-info>
              <dc:creator>Lissa Valletta</dc:creator>
              <dc:date>2009-04-22T11:56:00</dc:date>
            </office:change-info>
            <text:h text:style-name="P4" text:outline-level="4">the</text:h>
          </text:deletion>
        </text:changed-region>
        <text:changed-region text:id="ct130060736">
          <text:insertion>
            <office:change-info>
              <dc:creator>Lissa Valletta</dc:creator>
              <dc:date>2009-04-22T11:56:00</dc:date>
            </office:change-info>
          </text:insertion>
        </text:changed-region>
        <text:changed-region text:id="ct130060600">
          <text:insertion>
            <office:change-info>
              <dc:creator>Lissa Valletta</dc:creator>
              <dc:date>2009-04-22T10:54:00</dc:date>
            </office:change-info>
          </text:insertion>
        </text:changed-region>
        <text:changed-region text:id="ct130061280">
          <text:format-change>
            <office:change-info>
              <dc:creator>Lissa Valletta</dc:creator>
              <dc:date>2009-04-22T10:55:00</dc:date>
            </office:change-info>
          </text:format-change>
        </text:changed-region>
        <text:changed-region text:id="ct130325864">
          <text:insertion>
            <office:change-info>
              <dc:creator>Lissa Valletta</dc:creator>
              <dc:date>2009-04-22T10: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0"/>
      <text:p text:style-name="P10">xCAT 2 Cookbook for Linux on IBM System P </text:p>
      <text:p text:style-name="P6"/>
      <text:p text:style-name="P7"/>
      <text:p text:style-name="P1"/>
      <text:p text:style-name="P1">Date: 04/<text:change text:change-id="ct130054168"/><text:change-start text:change-id="ct130056600"/>2<text:change-end text:change-id="ct130056600"/><text:change-start text:change-id="ct130056704"/>2<text:change-end text:change-id="ct130056704"/>/2009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2"><text:a xlink:type="simple" xlink:href="#1.Introduction |outline">1. Introduction <text:tab/>4</text:a></text:p>
          <text:p text:style-name="P72"><text:a xlink:type="simple" xlink:href="#2.Install xCAT 2 on the Management node|outline">2. Install xCAT 2 on the Management node<text:tab/>5</text:a></text:p>
          <text:p text:style-name="P72"><text:a xlink:type="simple" xlink:href="#3.Setup the management node |outline">3. Setup the management node <text:tab/>5</text:a></text:p>
          <text:p text:style-name="P73"><text:a xlink:type="simple" xlink:href="#3.1.[Power 5] Workaround the atftpd issue|outline">3.1. [Power 5] Workaround the atftpd issue<text:tab/>5</text:a></text:p>
          <text:p text:style-name="P74"><text:a xlink:type="simple" xlink:href="#3.1.1.Remove atftp|outline">3.1.1. Remove atftp<text:tab/>5</text:a></text:p>
          <text:p text:style-name="P74"><text:a xlink:type="simple" xlink:href="#3.1.2.Install the tftp server needed by xCAT, and restart it|outline">3.1.2. Install the tftp server needed by xCAT, and restart it<text:tab/>5</text:a></text:p>
          <text:p text:style-name="P74"><text:a xlink:type="simple" xlink:href="#3.1.3.Restart the tftp server|outline">3.1.3. Restart the tftp server<text:tab/>5</text:a></text:p>
          <text:p text:style-name="P73"><text:a xlink:type="simple" xlink:href="#3.2.Setup  common attributes for xCAT in the database|outline">3.2. Setup <text:s/>common attributes for xCAT in the database<text:tab/>6</text:a></text:p>
          <text:p text:style-name="P74"><text:a xlink:type="simple" xlink:href="#3.2.1.Add the default account for system|outline">3.2.1. Add the default account for system<text:tab/>6</text:a></text:p>
          <text:p text:style-name="P74"><text:a xlink:type="simple" xlink:href="#3.2.2.Add the default account for hmc|outline">3.2.2. Add the default account for hmc<text:tab/>6</text:a></text:p>
          <text:p text:style-name="P73"><text:a xlink:type="simple" xlink:href="#3.3.Define the compute nodes|outline">3.3. Define the compute nodes<text:tab/>6</text:a></text:p>
          <text:p text:style-name="P74"><text:a xlink:type="simple" xlink:href="#3.3.1.Gather Node information using the rscan command|outline">3.3.1. Gather Node information using the rscan command<text:tab/>6</text:a></text:p>
          <text:p text:style-name="P71"><text:a xlink:type="simple" xlink:href="#3.3.1.1.Define HMC as an xCAT node|outline">3.3.1.1. Define HMC as an xCAT node<text:tab/>6</text:a></text:p>
          <text:p text:style-name="P71"><text:a xlink:type="simple" xlink:href="#3.3.1.2.Discover the LPARs managed by HMC|outline">3.3.1.2. Discover the LPARs managed by HMC<text:tab/>6</text:a></text:p>
          <text:p text:style-name="P71"><text:a xlink:type="simple" xlink:href="#3.3.1.3.Define xCAT node using the stanza file|outline">3.3.1.3. Define xCAT node using the stanza file<text:tab/>7</text:a></text:p>
          <text:p text:style-name="P74"><text:a xlink:type="simple" xlink:href="#3.3.2.Update the attributes of the node|outline">3.3.2. Update the attributes of the node<text:tab/>8</text:a></text:p>
          <text:p text:style-name="P71"><text:a xlink:type="simple" xlink:href="#3.3.2.1.Set the resource attributes of the node|outline">3.3.2.1. Set the resource attributes of the node<text:tab/>8</text:a></text:p>
          <text:p text:style-name="P71"><text:a xlink:type="simple" xlink:href="#3.3.2.2.Set the type attributes of the node|outline">3.3.2.2. Set the type attributes of the node<text:tab/>8</text:a></text:p>
          <text:p text:style-name="P71"><text:a xlink:type="simple" xlink:href="#3.3.2.3.Setting up to run post install scripts|outline">3.3.2.3. Setting up to run post install scripts<text:tab/>8</text:a></text:p>
          <text:p text:style-name="P73"><text:a xlink:type="simple" xlink:href="#3.4.Setup the Services and Definition|outline">3.4. Setup the Services and Definition<text:tab/>8</text:a></text:p>
          <text:p text:style-name="P74"><text:a xlink:type="simple" xlink:href="#3.4.1.Setup the networks table|outline">3.4.1. Setup the networks table<text:tab/>8</text:a></text:p>
          <text:p text:style-name="P74"><text:soft-page-break/><text:a xlink:type="simple" xlink:href="#3.4.2.Setup Name Resolution|outline">3.4.2. Setup Name Resolution<text:tab/>9</text:a></text:p>
          <text:p text:style-name="P71"><text:a xlink:type="simple" xlink:href="#3.4.2.1.Setup /etc/hosts with entries for all you nodes, hmcs, fsps|outline">3.4.2.1. Setup /etc/hosts with entries for all you nodes, hmcs, fsps<text:tab/>9</text:a></text:p>
          <text:p text:style-name="P71"><text:a xlink:type="simple" xlink:href="#3.4.2.2.Setup the nameserver |outline">3.4.2.2. Setup the nameserver <text:tab/>9</text:a></text:p>
          <text:p text:style-name="P71"><text:a xlink:type="simple" xlink:href="#3.4.2.3.Setup the DNS attributes in the Site table|outline">3.4.2.3. Setup the DNS attributes in the Site table<text:tab/>9</text:a></text:p>
          <text:p text:style-name="P71"><text:a xlink:type="simple" xlink:href="#3.4.2.4.Setup  DNS configuration |outline">3.4.2.4. Setup <text:s/>DNS configuration <text:tab/>9</text:a></text:p>
          <text:p text:style-name="P71"><text:a xlink:type="simple" xlink:href="#3.4.2.5.Updating the DNS configuration |outline">3.4.2.5. Updating the DNS configuration <text:tab/>9</text:a></text:p>
          <text:p text:style-name="P74"><text:a xlink:type="simple" xlink:href="#3.4.3.Configure conserver |outline">3.4.3. Configure conserver <text:tab/>9</text:a></text:p>
          <text:p text:style-name="P71"><text:a xlink:type="simple" xlink:href="#3.4.3.1.Set conserver attributes for the nodes |outline">3.4.3.1. Set conserver attributes for the nodes <text:tab/>9</text:a></text:p>
          <text:p text:style-name="P74"><text:a xlink:type="simple" xlink:href="#3.4.4.Check rcons(3.4.3 and 3.4.4 are MUST to do, rnetboot and getmacs depend on it)|outline">3.4.4. Check rcons(3.4.3 and 3.4.4 are MUST to do, rnetboot and getmacs depend on it)<text:tab/>10</text:a></text:p>
          <text:p text:style-name="P74"><text:a xlink:type="simple" xlink:href="#3.4.5.Update the mac table with the  address of the node(s)|outline">3.4.5. Update the mac table with the <text:s/>address of the node(s)<text:tab/>10</text:a></text:p>
          <text:p text:style-name="P74"><text:a xlink:type="simple" xlink:href="#3.4.6.Check rpower is working on the node |outline">3.4.6. Check rpower is working on the node <text:tab/>10</text:a></text:p>
          <text:p text:style-name="P74"><text:a xlink:type="simple" xlink:href="#3.4.7. Setup dhcp service|outline">3.4.7. <text:s/>Setup dhcp service<text:tab/>10</text:a></text:p>
          <text:p text:style-name="P71"><text:a xlink:type="simple" xlink:href="#3.4.7.1.Setup the dhcp listen interfaces in site table|outline">3.4.7.1. Setup the dhcp listen interfaces in site table<text:tab/>10</text:a></text:p>
          <text:p text:style-name="P71"><text:a xlink:type="simple" xlink:href="#3.4.7.2.[SLES]  Check the installation of dhcp-server |outline">3.4.7.2. [SLES] <text:s/>Check the installation of dhcp-server <text:tab/>10</text:a></text:p>
          <text:p text:style-name="P71"><text:a xlink:type="simple" xlink:href="#3.4.7.3.Configure the DHCP|outline">3.4.7.3. Configure the DHCP<text:tab/>11</text:a></text:p>
          <text:p text:style-name="P72"><text:a xlink:type="simple" xlink:href="#4.Install a Compute Node |outline">4. Install a Compute Node <text:tab/>11</text:a></text:p>
          <text:p text:style-name="P73"><text:a xlink:type="simple" xlink:href="#4.1.Prepare the installation source|outline">4.1. Prepare the installation source<text:tab/>11</text:a></text:p>
          <text:p text:style-name="P73"><text:a xlink:type="simple" xlink:href="#4.2.Statefull Node installation|outline">4.2. Statefull Node installation<text:tab/>11</text:a></text:p>
          <text:p text:style-name="P74"><text:a xlink:type="simple" xlink:href="#4.2.1.Customize the install profile|outline">4.2.1. Customize the install profile<text:tab/>11</text:a></text:p>
          <text:p text:style-name="P71"><text:a xlink:type="simple" xlink:href="#4.2.1.1.Install other  specific packages|outline">4.2.1.1. Install other <text:s/>specific packages<text:tab/>11</text:a></text:p>
          <text:p text:style-name="P74"><text:a xlink:type="simple" xlink:href="#4.2.2.Set the node status to ready for installation|outline">4.2.2. Set the node status to ready for installation<text:tab/>12</text:a></text:p>
          <text:p text:style-name="P74"><text:a xlink:type="simple" xlink:href="#4.2.3.Use network boot to start the installation|outline">4.2.3. Use network boot to start the installation<text:tab/>12</text:a></text:p>
          <text:p text:style-name="P74"><text:a xlink:type="simple" xlink:href="#4.2.4.Check the installation results|outline">4.2.4. Check the installation results<text:tab/>12</text:a></text:p>
          <text:p text:style-name="P73"><text:a xlink:type="simple" xlink:href="#4.3.Stateless node installation|outline">4.3. Stateless node installation<text:tab/>12</text:a></text:p>
          <text:p text:style-name="P74"><text:a xlink:type="simple" xlink:href="#4.3.1.Generate the stateless image for compute node|outline">4.3.1. Generate the stateless image for compute node<text:tab/>12</text:a></text:p>
          <text:p text:style-name="P71"><text:a xlink:type="simple" xlink:href="#4.3.1.1.Make the compute node packaging list|outline">4.3.1.1. Make the compute node packaging list<text:tab/>12</text:a></text:p>
          <text:p text:style-name="P71"><text:a xlink:type="simple" xlink:href="#4.3.1.2.Run image generation|outline">4.3.1.2. Run image generation<text:tab/>13</text:a></text:p>
          <text:p text:style-name="P71"><text:a xlink:type="simple" xlink:href="#4.3.1.3.Pack the image|outline">4.3.1.3. Pack the image<text:tab/>13</text:a></text:p>
          <text:p text:style-name="P74"><text:a xlink:type="simple" xlink:href="#4.3.2.Set the node status ready for network boot|outline">4.3.2. Set the node status ready for network boot<text:tab/>13</text:a></text:p>
          <text:p text:style-name="P74"><text:a xlink:type="simple" xlink:href="#4.3.3.Use network boot to start the installation|outline">4.3.3. Use network boot to start the installation<text:tab/>13</text:a></text:p>
          <text:p text:style-name="P74"><text:a xlink:type="simple" xlink:href="#4.3.4.Check the installation result|outline">4.3.4. Check the installation result<text:tab/>13</text:a></text:p>
          <text:p text:style-name="P72"><text:a xlink:type="simple" xlink:href="#5.Firmware upgrade|outline">5. Firmware upgrade<text:tab/>14</text:a></text:p>
          <text:p text:style-name="P73"><text:a xlink:type="simple" xlink:href="#5.1.Requirements|outline">5.1. Requirements<text:tab/>14</text:a></text:p>
          <text:p text:style-name="P74"><text:a xlink:type="simple" xlink:href="#5.1.1.Enable the HMC to allow remote ssh connections.|outline">5.1.1. Enable the HMC to allow remote ssh connections.<text:tab/>14</text:a></text:p>
          <text:p text:style-name="P74"><text:a xlink:type="simple" xlink:href="#5.1.2.Define the necessary attributes|outline">5.1.2. Define the necessary attributes<text:tab/>14</text:a></text:p>
          <text:p text:style-name="P74"><text:soft-page-break/><text:a xlink:type="simple" xlink:href="#5.1.3.Define the HMC as a node|outline">5.1.3. Define the HMC as a node<text:tab/>14</text:a></text:p>
          <text:p text:style-name="P74"><text:a xlink:type="simple" xlink:href="#5.1.4.Setup SSH connection to HMC|outline">5.1.4. Setup SSH connection to HMC<text:tab/>14</text:a></text:p>
          <text:p text:style-name="P74"><text:a xlink:type="simple" xlink:href="#5.1.5.Get the Microcode update package and associated XML file|outline">5.1.5. Get the Microcode update package and associated XML file<text:tab/>14</text:a></text:p>
          <text:p text:style-name="P73"><text:a xlink:type="simple" xlink:href="#5.2.Perform Firmware upgrade for CEC on P5/P6|outline">5.2. Perform Firmware upgrade for CEC on P5/P6<text:tab/>14</text:a></text:p>
          <text:p text:style-name="P74"><text:a xlink:type="simple" xlink:href="#5.2.1.Define the CEC as a node on the management node|outline">5.2.1. Define the CEC as a node on the management node<text:tab/>14</text:a></text:p>
          <text:p text:style-name="P74"><text:a xlink:type="simple" xlink:href="#5.2.2.Setup SSH connection to HMC|outline">5.2.2. Setup SSH connection to HMC<text:tab/>15</text:a></text:p>
          <text:p text:style-name="P74"><text:a xlink:type="simple" xlink:href="#5.2.3.Check firmware level|outline">5.2.3. Check firmware level<text:tab/>15</text:a></text:p>
          <text:p text:style-name="P74"><text:a xlink:type="simple" xlink:href="#5.2.4.Update the firmware|outline">5.2.4. Update the firmware<text:tab/>15</text:a></text:p>
          <text:p text:style-name="P73"><text:a xlink:type="simple" xlink:href="#5.3.Perform Firmware upgrades for BPA on P5/P6|outline">5.3. Perform Firmware upgrades for BPA on P5/P6<text:tab/>15</text:a></text:p>
          <text:p text:style-name="P74"><text:a xlink:type="simple" xlink:href="#5.3.1.Define the BPA as a node on the management node|outline">5.3.1. Define the BPA as a node on the management node<text:tab/>16</text:a></text:p>
          <text:p text:style-name="P74"><text:a xlink:type="simple" xlink:href="#5.3.2.Setup SSH connection to HMC|outline">5.3.2. Setup SSH connection to HMC<text:tab/>16</text:a></text:p>
          <text:p text:style-name="P74"><text:a xlink:type="simple" xlink:href="#5.3.3.User rinv to check the firmware level ( see rinv manpage)|outline">5.3.3. User rinv to check the firmware level ( see rinv manpage)<text:tab/>16</text:a></text:p>
          <text:p text:style-name="P74"><text:a xlink:type="simple" xlink:href="#5.3.4.Update the firmware|outline">5.3.4. Update the firmware<text:tab/>16</text:a></text:p>
          <text:p text:style-name="P73"><text:a xlink:type="simple" xlink:href="#5.4.Commit currently activated LIC update(copy T to P) for a CEC/BPA on p5/p6|outline">5.4. Commit currently activated LIC update(copy T to P) for a CEC/BPA on p5/p6<text:tab/>17</text:a></text:p>
          <text:p text:style-name="P74"><text:a xlink:type="simple" xlink:href="#5.4.1.Check firmware level|outline">5.4.1. Check firmware level<text:tab/>17</text:a></text:p>
          <text:p text:style-name="P74"><text:a xlink:type="simple" xlink:href="#5.4.2.Commit the firmware LIC|outline">5.4.2. Commit the firmware LIC<text:tab/>17</text:a></text:p>
          <text:p text:style-name="P72"><text:a xlink:type="simple" xlink:href="#6.References|outline">6. References<text:tab/>17</text:a></text:p>
        </text:index-body>
      </text:table-of-content>
      <text:section text:style-name="Sect3" text:name="区域2">
        <text:p text:style-name="P42"/>
        <text:p text:style-name="P43"/>
      </text:section>
      <text:section text:style-name="Sect4" text:name="区域3">
        <text:p text:style-name="P16"/>
        <text:list text:style-name="L1">
          <text:list-item>
            <text:h text:style-name="P92" text:outline-level="1">Introduction </text:h>
          </text:list-item>
        </text:list>
        <text:p text:style-name="P11">This cookbook introduces how to use the xCAT2 to install Linux on the IBM power series machines. <text:s/></text:p>
        <text:p text:style-name="P11">The power series machines have the following characteristics: </text:p>
        <text:p text:style-name="P68">1. May have multiple LPARs (an LPAR will be the target machine to install an operating system image on, i.e. the LPAR will be the compute node); </text:p>
        <text:p text:style-name="P68">2. The Ethernet card and SCSI partition can be virtual devices; </text:p>
        <text:p text:style-name="P68">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 Please refer to </text:span><text:a xlink:type="simple" xlink:href="https://xcat.svn.sourceforge.net/svnroot/xcat/xcat-core/trunk/xCAT-client/share/doc/xCAT2advanced.pdf"><text:span text:style-name="T5">xCAT2advanced.pdf</text:span></text:a><text:span text:style-name="T5"> for hierarchical usage.</text:span></text:p>
        <text:p text:style-name="P11">Based on the two types of installation, the following installation scenarios will be described in this document:</text:p>
        <text:p text:style-name="P68">1. Install a stateful compute node</text:p>
        <text:p text:style-name="P68">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27">The management node:</text:p>
        <text:p text:style-name="P45">Arch: an LPAR on a p5/p6 machine</text:p>
        <text:p text:style-name="P45">OS: Red Hat 5.2</text:p>
        <text:p text:style-name="P45">Hostname: pmanagenode</text:p>
        <text:p text:style-name="P45">IP: 192.168.0.1</text:p>
        <text:p text:style-name="P45">HCP: HMC</text:p>
        <text:p text:style-name="P27"/>
        <text:p text:style-name="P27">The management Network:</text:p>
        <text:p text:style-name="P27"><text:tab/>Net: 192.168.0.0</text:p>
        <text:p text:style-name="P27"><text:tab/>NetMask: 255.255.255.0</text:p>
        <text:p text:style-name="P27"><text:tab/>Gateway: 192.168.0.1</text:p>
        <text:p text:style-name="P27"><text:tab/>Cluster-face-IF: eth1</text:p>
        <text:p text:style-name="P27"><text:tab/>dhcpserver: 192.168.0.1</text:p>
        <text:p text:style-name="P27"><text:tab/>tftpserver: 192.168.0.1</text:p>
        <text:p text:style-name="P27"><text:tab/>nameservers: 192.168.0.1</text:p>
        <text:p text:style-name="P27"/>
        <text:p text:style-name="P27">The compute nodes:</text:p>
        <text:p text:style-name="P45">Arch: an LPAR on a p5/p6 machine</text:p>
        <text:p text:style-name="P45">OS: Red Hat 5.2</text:p>
        <text:p text:style-name="P45">HCP: HMC</text:p>
        <text:p text:style-name="P45"/>
        <text:p text:style-name="P45"><text:soft-page-break/>Hostname: pnode1 – this node will be installed in stateful</text:p>
        <text:p text:style-name="P45">IP: 192.168.0.10</text:p>
        <text:p text:style-name="P46">Cluster-face-IF: eth0</text:p>
        <text:p text:style-name="P44"/>
        <text:p text:style-name="P45">Hostname: pnode2 – this node will be installed in stateless</text:p>
        <text:p text:style-name="P45">IP: 192.168.0.20</text:p>
        <text:p text:style-name="P46">Cluster-face-IF: eth0</text:p>
        <text:p text:style-name="P27"/>
        <text:p text:style-name="P27">The Hardware Control Point:</text:p>
        <text:p text:style-name="P27"><text:tab/>Name: <text:s/>hmc1</text:p>
        <text:p text:style-name="P27"><text:tab/>IP: 192.168.0.100</text:p>
        <text:p text:style-name="P27"/>
        <text:p text:style-name="P27">xCAT version:</text:p>
        <text:p text:style-name="P27"><text:tab/>xCAT-2.1+</text:p>
        <text:p text:style-name="P11"/>
        <text:list text:style-name="L1" text:continue-numbering="true">
          <text:list-item>
            <text:h text:style-name="P92" text:outline-level="1">Install xCAT 2 on the Management node</text:h>
          </text:list-item>
        </text:list>
        <text:p text:style-name="P34"><text:span text:style-name="T8">Before preceding to setup your pLlinux Cluster, <text:s/>you should first read </text:span><text:a xlink:type="simple" xlink:href="https://xcat.svn.sourceforge.net/svnroot/xcat/xcat-core/trunk/xCAT-client/share/doc/xCAT2top.pdf"><text:span text:style-name="T8">xCATtop</text:span></text:a><text:a xlink:type="simple" xlink:href="https://xcat.svn.sourceforge.net/svnroot/xcat/xcat-core/trunk/xCAT-client/share/doc/xCAT2top.pdf"><text:span text:style-name="T8"> </text:span></text:a><text:span text:style-name="T8">for information on downloading and installing xCAT on your Management Node. </text:span></text:p>
        <text:list text:style-name="L1" text:continue-numbering="true">
          <text:list-item>
            <text:h text:style-name="P92" text:outline-level="1">Setup the management node </text:h>
            <text:list>
              <text:list-item>
                <text:h text:style-name="P98"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style-name="P109"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109"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59"/>
        <text:p text:style-name="P12"><text:span text:style-name="T15">[SLES]</text:span><text:span text:style-name="T15">:</text:span></text:p>
        <text:p text:style-name="P35">zypper install tftp-server.ppc</text:p>
        <text:list text:style-name="L1" text:continue-numbering="true">
          <text:list-item>
            <text:list text:continue-numbering="true">
              <text:list-item>
                <text:list text:continue-numbering="true">
                  <text:list-item>
                    <text:h text:style-name="P128" text:outline-level="3">Restart the tftp server</text:h>
                  </text:list-item>
                </text:list>
              </text:list-item>
            </text:list>
          </text:list-item>
        </text:list>
        <text:p text:style-name="P58">Notes: make sure the entry "disable=no" in the /etc/xinetd.d/tftp.</text:p>
        <text:p text:style-name="P40">service xinetd restart</text:p>
        <text:list text:style-name="L1" text:continue-numbering="true">
          <text:list-item>
            <text:list text:continue-numbering="true">
              <text:list-item>
                <text:h text:style-name="P98" text:outline-level="2"><text:soft-page-break/>Setup <text:s/><text:span text:style-name="T10">c</text:span>ommon attribute<text:span text:style-name="T10">s</text:span> for xCAT in the database</text:h>
                <text:list>
                  <text:list-item>
                    <text:h text:style-name="P109" text:outline-level="3">Add the default account for system</text:h>
                  </text:list-item>
                </text:list>
              </text:list-item>
            </text:list>
          </text:list-item>
        </text:list>
        <text:p text:style-name="Code">chtab key=system passwd.username=root passwd.password=cluster</text:p>
        <text:list text:style-name="L1" text:continue-numbering="true">
          <text:list-item>
            <text:list text:continue-numbering="true">
              <text:list-item>
                <text:list text:continue-numbering="true">
                  <text:list-item>
                    <text:h text:style-name="P109" text:outline-level="3">Add the default account for hmc</text:h>
                  </text:list-item>
                </text:list>
              </text:list-item>
            </text:list>
          </text:list-item>
        </text:list>
        <text:p text:style-name="Code">chtab key=hmc passwd.username=hscroot passwd.password=abc123</text:p>
        <text:list text:style-name="L1" text:continue-numbering="true">
          <text:list-item>
            <text:list text:continue-numbering="true">
              <text:list-item>
                <text:h text:style-name="P98" text:outline-level="2"><text:span text:style-name="T10">D</text:span>efine the compute <text:span text:style-name="T10">nodes</text:span></text:h>
              </text:list-item>
            </text:list>
          </text:list-item>
        </text:list>
        <text:p text:style-name="P36">The definition of a node is stored in several tables of the xCAT database. <text:s/></text:p>
        <text:p text:style-name="P37"><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109" text:outline-level="3">Gather Node information using the rscan command</text:h>
                    <text:list>
                      <text:list-item>
                        <text:h text:style-name="P146" text:outline-level="4">Define HMC as an xCAT node</text:h>
                      </text:list-item>
                    </text:list>
                  </text:list-item>
                </text:list>
              </text:list-item>
            </text:list>
          </text:list-item>
        </text:list>
        <text:p text:style-name="P36">First, define the hardware control point as a node object. </text:p>
        <text:p text:style-name="P36">The following command will create an xCAT node definition for an HMC with a host name of “<text:span text:style-name="T18">hmc1</text:span>”. The <text:span text:style-name="T18">groups, nodetype, mgt, username</text:span>, and <text:span text:style-name="T18">password</text:span> attributes will be set.</text:p>
        <text:p text:style-name="Code">mkdef –t node –o hmc1 groups=hmc,all <text:s/>nodetype=hmc <text:s/>mgt=hmc <text:s/><text:tab/>username=hscroot <text:s/>password=abc123<text:change-start text:change-id="ct130048144"/></text:p>
        <text:p text:style-name="Code"><text:change-end text:change-id="ct130048144"/><text:change-start text:change-id="ct130048280"/></text:p>
        <text:p text:style-name="Code">to change and add new groups:</text:p>
        <text:p text:style-name="Code"/>
        <text:p text:style-name="Code">chdef -t node -o hmc1 groups=hmc,<text:change-end text:change-id="ct130048280"/><text:change-start text:change-id="ct130048416"/>rack1,all</text:p>
        <text:p text:style-name="Code"/>
        <text:p text:style-name="Code">to verify your data:</text:p>
        <text:p text:style-name="Code"/>
        <text:p text:style-name="Code">lsdef -l<text:change-end text:change-id="ct130048416"/><text:change-start text:change-id="ct130048552"/> hmc1 <text:change-end text:change-id="ct130048552"/></text:p>
        <text:list text:style-name="L1" text:continue-numbering="true">
          <text:list-item>
            <text:list text:continue-numbering="true">
              <text:list-item>
                <text:list text:continue-numbering="true">
                  <text:list-item>
                    <text:list text:continue-numbering="true">
                      <text:list-item>
                        <text:h text:style-name="P146" text:outline-level="4"><text:span text:style-name="T10">D</text:span><text:span text:style-name="T11">is</text:span><text:span text:style-name="T10">cover the LPARs managed by HMC</text:span></text:h>
                      </text:list-item>
                    </text:list>
                  </text:list-item>
                </text:list>
              </text:list-item>
            </text:list>
          </text:list-item>
        </text:list>
        <text:p text:style-name="P38">Run the <text:span text:style-name="T17">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7">rscan</text:span> as well as some default values that could be used for the node definitions.</text:p>
        <text:p text:style-name="P41">To write the stanza format output of <text:span text:style-name="T17">rscan</text:span> to a file called “node.stanza<text:span text:style-name="T18">”</text:span> run the following command.</text:p>
        <text:p text:style-name="P53">rscan –z hmc01 &gt; <text:s/>node.stanza</text:p>
        <text:p text:style-name="P51"/>
        <text:p text:style-name="P38">This file can then be checked and modified as needed. <text:s/>For example you may need to add a different name for the node definition or add additional attributes and values.</text:p>
        <text:p text:style-name="P38"><text:soft-page-break/><text:span text:style-name="T21">Note</text:span><text:span text:style-name="T19">: The stanza file will contain stanzas for things other than the LPARs. <text:s/>This information must also be defined in the xCAT database. <text:s/></text:span><text:change-start text:change-id="ct130047600"/><text:span text:style-name="T19">The stanza will repeat the same bpa</text:span><text:change-end text:change-id="ct130047600"/><text:change-start text:change-id="ct130047736"/><text:span text:style-name="T19"> information for multiple fsp(s). </text:span><text:change-end text:change-id="ct130047736"/><text:span text:style-name="T19">It is not necessary to modify the non-LPAR stanzas in any way.</text:span></text:p>
        <text:p text:style-name="P38">The <text:s/>stanza file will look something like the following. <text:s/><text:span text:style-name="T23"><text:s/></text:span></text:p>
        <text:p text:style-name="Standard">Server-9117-MMA-SN10F6F3D:</text:p>
        <text:p text:style-name="P60"><text:s text:c="8"/>objtype=node</text:p>
        <text:p text:style-name="P60"><text:s text:c="8"/>nodetype=fsp</text:p>
        <text:p text:style-name="P60"><text:s text:c="8"/>id=5</text:p>
        <text:p text:style-name="P60"><text:s text:c="8"/>model=9118-575</text:p>
        <text:p text:style-name="P60"><text:s text:c="8"/>serial=02013EB</text:p>
        <text:p text:style-name="P60"><text:s text:c="8"/>hcp=hmc01</text:p>
        <text:p text:style-name="P60"><text:s text:c="8"/>pprofile=</text:p>
        <text:p text:style-name="P60"><text:s text:c="8"/>parent=Server-9458-10099201WM_A</text:p>
        <text:p text:style-name="P60"><text:s text:c="8"/>groups=fsp,all</text:p>
        <text:p text:style-name="P60"><text:s text:c="8"/>mgt=hmc</text:p>
        <text:p text:style-name="P60"/>
        <text:p text:style-name="P60">pnode1:</text:p>
        <text:p text:style-name="P60"><text:s text:c="8"/>objtype=node</text:p>
        <text:p text:style-name="P60"><text:s text:c="8"/>nodetype=lpar,osi</text:p>
        <text:p text:style-name="P60"><text:s text:c="8"/>id=9</text:p>
        <text:p text:style-name="P60"><text:s text:c="8"/>hcp=hmc1</text:p>
        <text:p text:style-name="P60"><text:s text:c="8"/>pprofile=lpar9</text:p>
        <text:p text:style-name="P60"><text:s text:c="8"/>parent=Server-9117-MMA-SN10F6F3D</text:p>
        <text:p text:style-name="P60"><text:s text:c="8"/>groups=all</text:p>
        <text:p text:style-name="P60"><text:s text:c="8"/>mgt=hmc<text:change-start text:change-id="ct130047872"/></text:p>
        <text:p text:style-name="P60"><text:s text:c="8"/>cons=hmc<text:change-end text:change-id="ct130047872"/></text:p>
        <text:p text:style-name="P60"/>
        <text:p text:style-name="P60">pnode2:</text:p>
        <text:p text:style-name="P60"><text:s text:c="8"/>objtype=node</text:p>
        <text:p text:style-name="P60"><text:s text:c="8"/>nodetype=lpar,osi</text:p>
        <text:p text:style-name="P60"><text:s text:c="8"/>id=7</text:p>
        <text:p text:style-name="P60"><text:s text:c="8"/>hcp=hmc1</text:p>
        <text:p text:style-name="P60"><text:s text:c="8"/>pprofile=lpar6</text:p>
        <text:p text:style-name="P60"><text:s text:c="8"/>parent=Server-9117-MMA-SN10F6F3D</text:p>
        <text:p text:style-name="P60"><text:s text:c="8"/>groups=all</text:p>
        <text:p text:style-name="P60"><text:s text:c="8"/>mgt=hmc<text:change-start text:change-id="ct130048008"/></text:p>
        <text:p text:style-name="P60"><text:s text:c="8"/>cons=hmc<text:change-end text:change-id="ct130048008"/></text:p>
        <text:p text:style-name="P69"/>
        <text:p text:style-name="P39"><text:span text:style-name="T22">Note</text:span><text:span text:style-name="T20">: The </text:span><text:span text:style-name="T22">rscan</text:span><text:span text:style-name="T20"> command supports an option to automatically create node definitions in the xCAT database. <text:s text:c="2"/>To do this the LPAR name gathered by </text:span><text:span text:style-name="T22">rscan</text:span><text:span text:style-name="T20"> is used as the node 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46" text:outline-level="4">Define xCAT node using the stanza file</text:h>
                      </text:list-item>
                    </text:list>
                  </text:list-item>
                </text:list>
              </text:list-item>
            </text:list>
          </text:list-item>
        </text:list>
        <text:p text:style-name="P2"><text:span text:style-name="T1">The information gathered by the </text:span><text:span text:style-name="T7">rscan </text:span><text:span text:style-name="T1">command can be used to create xCAT node definitions</text:span><text:change text:change-id="ct130046448"/><text:change-start text:change-id="ct130046992"/><text:span text:style-name="T1"> by running the following command:</text:span><text:change-end text:change-id="ct130046992"/></text:p>
        <text:p text:style-name="P70"/>
        <text:p text:style-name="Code"><text:soft-page-break/>cat node.stanza | mkdef –z<text:change-start text:change-id="ct130047392"/></text:p>
        <text:p text:style-name="Code"/>
        <text:p text:style-name="Code">Verify <text:s/>the data:<text:change-end text:change-id="ct130047392"/><text:change-start text:change-id="ct130047496"/></text:p>
        <text:p text:style-name="Code"/>
        <text:p text:style-name="Code">lsdef -t node -l all<text:change-end text:change-id="ct130047496"/></text:p>
        <text:list text:style-name="L1" text:continue-numbering="true">
          <text:list-item>
            <text:list text:continue-numbering="true">
              <text:list-item>
                <text:list text:continue-numbering="true">
                  <text:list-item>
                    <text:h text:style-name="P109" text:outline-level="3">Update the <text:span text:style-name="T10">attributes of the node</text:span></text:h>
                    <text:list>
                      <text:list-item>
                        <text:h text:style-name="P146"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146"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text:style-name="L1" text:continue-numbering="true">
          <text:list-item>
            <text:list text:continue-numbering="true">
              <text:list-item>
                <text:list text:continue-numbering="true">
                  <text:list-item>
                    <text:list text:continue-numbering="true">
                      <text:list-item>
                        <text:h text:style-name="P146" text:outline-level="4"><text:change text:change-id="ct126962792"/><text:change-start text:change-id="ct126891936"/>Setting up to run post install scripts<text:change-end text:change-id="ct126891936"/></text:h>
                      </text:list-item>
                    </text:list>
                  </text:list-item>
                </text:list>
              </text:list-item>
            </text:list>
          </text:list-item>
        </text:list>
        <text:p text:style-name="P22">This only needs to be done when you want to run the my_script after installing the compute node.</text:p>
        <text:p text:style-name="Code">chdef -t node -o pnode1 postscripts=my_scrip<text:change-start text:change-id="ct130045632"/>t<text:change-end text:change-id="ct130045632"/><text:change-start text:change-id="ct130045088"/></text:p>
        <text:p text:style-name="Code"/>
        <text:p text:style-name="Code">See the <text:a xlink:type="simple" xlink:href="https://xcat.svn.sourceforge.net/svnroot/xcat/xcat-core/trunk/xCAT-client/share/doc/xCAT2advanced.pdf">Advanced Linux Cookbook</text:a> <text:change-end text:change-id="ct130045088"/><text:change-start text:change-id="ct130048688"/>“Customize Your Node By Creating Your Own Postscripts” <text:s/>appendix for more information on how to setup postinstall scripts. <text:change-end text:change-id="ct130048688"/></text:p>
        <text:p text:style-name="P35"/>
        <text:list text:style-name="L1" text:continue-numbering="true">
          <text:list-item>
            <text:list text:continue-numbering="true">
              <text:list-item>
                <text:h text:style-name="P98" text:outline-level="2">Setup the Services and Definition</text:h>
              </text:list-item>
            </text:list>
          </text:list-item>
        </text:list>
        <text:p text:style-name="P22">The part should be experienced, when there are compute nodes, hmcs, networks defined/deleted.</text:p>
        <text:list text:style-name="L1" text:continue-numbering="true">
          <text:list-item>
            <text:list text:continue-numbering="true">
              <text:list-item>
                <text:list text:continue-numbering="true">
                  <text:list-item>
                    <text:h text:style-name="P109" text:outline-level="3"><text:change text:change-id="ct130057792"/><text:change-start text:change-id="ct130046720"/>Setup the networks table<text:change-end text:change-id="ct130046720"/></text:h>
                  </text:list-item>
                </text:list>
              </text:list-item>
            </text:list>
          </text:list-item>
        </text:list>
        <text:p text:style-name="P11">Create the networks that used for cluster management:</text:p>
        <text:p text:style-name="P55">mkdef -t network -o net1 net=192.168.0.0 mask=255.255.255.0 <text:s/>gateway=192.168.0.1 <text:s/>mgtifname=eth1 <text:s/>dhcpserver=192.168.0.1 <text:s/>tftpserver=192.168.0.1 nameservers=192.168.0.1</text:p>
        <text:p text:style-name="P55"/>
        <text:list text:style-name="L1" text:continue-numbering="true">
          <text:list-item>
            <text:list text:continue-numbering="true">
              <text:list-item>
                <text:list text:continue-numbering="true">
                  <text:list-item>
                    <text:h text:style-name="P109" text:outline-level="3"><text:soft-page-break/>Setup <text:change text:change-id="ct130060080"/><text:change-start text:change-id="ct130061448"/>Name Resolution<text:change-end text:change-id="ct130061448"/></text:h>
                    <text:list>
                      <text:list-item>
                        <text:h text:style-name="P146"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46"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46"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46"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change-start text:change-id="ct130052928"/></text:p>
        <text:p text:style-name="Code"/>
        <text:list text:style-name="L1" text:continue-numbering="true">
          <text:list-item>
            <text:list text:continue-numbering="true">
              <text:list-item>
                <text:list text:continue-numbering="true">
                  <text:list-item>
                    <text:list text:continue-numbering="true">
                      <text:list-item>
                        <text:h text:style-name="P146" text:outline-level="4">Updating the DNS configuration </text:h>
                      </text:list-item>
                    </text:list>
                  </text:list-item>
                </text:list>
              </text:list-item>
            </text:list>
          </text:list-item>
        </text:list>
        <text:p text:style-name="Standard">If you add nodes or update the networks table<text:change-end text:change-id="ct130052928"/><text:change-start text:change-id="ct130053032"/>:</text:p>
        <text:p text:style-name="Code">makedns</text:p>
        <text:p text:style-name="Code">service named restart</text:p>
        <text:p text:style-name="Code"/>
        <text:p text:style-name="Standard"><text:change-end text:change-id="ct130053032"/></text:p>
        <text:list text:style-name="L1" text:continue-numbering="true">
          <text:list-item>
            <text:list text:continue-numbering="true">
              <text:list-item>
                <text:list text:continue-numbering="true">
                  <text:list-item>
                    <text:h text:style-name="P109" text:outline-level="3">Configure conserver </text:h>
                  </text:list-item>
                </text:list>
              </text:list-item>
            </text:list>
          </text:list-item>
        </text:list>
        <text:p text:style-name="Code">makeconservercf </text:p>
        <text:list text:style-name="L1" text:continue-numbering="true">
          <text:list-item>
            <text:list text:continue-numbering="true">
              <text:list-item>
                <text:list text:continue-numbering="true">
                  <text:list-item>
                    <text:list text:continue-numbering="true">
                      <text:list-item>
                        <text:h text:style-name="P163"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list text:style-name="L1" text:continue-numbering="true">
          <text:list-item>
            <text:list text:continue-numbering="true">
              <text:list-item>
                <text:list text:continue-numbering="true">
                  <text:list-item>
                    <text:h text:style-name="P109" text:outline-level="3"><text:soft-page-break/>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text:style-name="L1" text:continue-numbering="true">
          <text:list-item>
            <text:list text:continue-numbering="true">
              <text:list-item>
                <text:list text:continue-numbering="true">
                  <text:list-item>
                    <text:h text:style-name="P109"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6"/>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text:style-name="L1" text:continue-numbering="true">
          <text:list-item>
            <text:list text:continue-numbering="true">
              <text:list-item>
                <text:list text:continue-numbering="true">
                  <text:list-item>
                    <text:h text:style-name="P109" text:outline-level="3">Check rpower is working on the node </text:h>
                  </text:list-item>
                </text:list>
              </text:list-item>
            </text:list>
          </text:list-item>
        </text:list>
        <text:p text:style-name="P55">rpower pnode1 stat</text:p>
        <text:list text:style-name="L1" text:continue-numbering="true">
          <text:list-item>
            <text:list text:continue-numbering="true">
              <text:list-item>
                <text:list text:continue-numbering="true">
                  <text:list-item>
                    <text:h text:style-name="P109" text:outline-level="3"><text:s/>Setup dhcp service</text:h>
                    <text:list>
                      <text:list-item>
                        <text:h text:style-name="P146" text:outline-level="4">Setup the dhcp listen interfaces in site table</text:h>
                      </text:list-item>
                    </text:list>
                  </text:list-item>
                </text:list>
              </text:list-item>
            </text:list>
          </text:list-item>
        </text:list>
        <text:p text:style-name="Code">chdef -t site dhcpinterfaces='pmanagenode|eth1'</text:p>
        <text:p text:style-name="P35"/>
        <text:list text:style-name="L1" text:continue-numbering="true">
          <text:list-item>
            <text:list text:continue-numbering="true">
              <text:list-item>
                <text:list text:continue-numbering="true">
                  <text:list-item>
                    <text:list text:continue-numbering="true">
                      <text:list-item>
                        <text:h text:style-name="P146"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text:soft-page-break/>If it is not installed, installed it manually:</text:p>
        <text:p text:style-name="P35">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46"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er these compute nodes.</text:p>
        <text:p text:style-name="P17"/>
        <text:list text:style-name="L1" text:continue-numbering="true">
          <text:list-item>
            <text:h text:style-name="P92" text:outline-level="1">Install a Compute Node<text:span text:style-name="T9"> </text:span></text:h>
            <text:list>
              <text:list-item>
                <text:h text:style-name="P104"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text:style-name="L1" text:continue-numbering="true">
          <text:list-item>
            <text:list text:continue-numbering="true">
              <text:list-item>
                <text:h text:style-name="P104" text:outline-level="2">Statefull Node installation</text:h>
                <text:list>
                  <text:list-item>
                    <text:h text:style-name="P109" text:outline-level="3">Customize the install<text:change text:change-id="ct130053168"/>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5"/>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text:p>
        <text:p text:style-name="P3">/install/custom/install/&lt;<text:change text:change-id="ct146548728"/><text:change-start text:change-id="ct146583384"/>os<text:change-end text:change-id="ct146583384"/>&gt;/</text:p>
        <text:p text:style-name="P62"/>
        <text:p text:style-name="P11">Note: The profile name in the &lt;profile&gt; can be set to certain compute node by following command:</text:p>
        <text:p text:style-name="P47">chdef -t node -o pnode1 profile=&lt;profile&gt;</text:p>
        <text:list text:style-name="L1" text:continue-numbering="true">
          <text:list-item>
            <text:list text:continue-numbering="true">
              <text:list-item>
                <text:list text:continue-numbering="true">
                  <text:list-item>
                    <text:list text:continue-numbering="true">
                      <text:list-item>
                        <text:h text:style-name="P164" text:outline-level="4">Install <text:change text:change-id="ct130060872"/><text:change-start text:change-id="ct130060736"/>other <text:change-end text:change-id="ct130060736"/><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4">/install/post/otherpkgs/&lt;os&gt;/&lt;arch&gt;</text:p>
        <text:list text:style-name="L1" text:continue-numbering="true">
          <text:list-item>
            <text:list text:continue-numbering="true">
              <text:list-item>
                <text:list text:continue-numbering="true">
                  <text:list-item>
                    <text:h text:style-name="P109" text:outline-level="3"><text:soft-page-break/>Set the node status to ready for installation</text:h>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h text:style-name="P129"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29" text:outline-level="3">Check the installation results</text:h>
                  </text:list-item>
                </text:list>
              </text:list-item>
            </text:list>
          </text:list-item>
        </text:list>
        <text:p text:style-name="P57">1. Check that ssh service on the node is working and you can login without <text:s/>password</text:p>
        <text:p text:style-name="P57">2. If ssh is working but cannot login without password, force exchange the ssh key to the compute node using xdsh:</text:p>
        <text:p text:style-name="Code">xdsh pnode1 -K</text:p>
        <text:p text:style-name="P60"/>
        <text:p text:style-name="P11">After exchanging ssh key, following command should work.</text:p>
        <text:p text:style-name="Code">xdsh pnode1 date </text:p>
        <text:list text:style-name="L1" text:continue-numbering="true">
          <text:list-item>
            <text:list text:continue-numbering="true">
              <text:list-item>
                <text:h text:style-name="P98" text:outline-level="2">Stateless<text:span text:style-name="T10"> </text:span>node installation</text:h>
                <text:list>
                  <text:list-item>
                    <text:h text:style-name="P109"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46" text:outline-level="4">Make the <text:span text:style-name="T10">compute</text:span> node packaging list</text:h>
                      </text:list-item>
                    </text:list>
                  </text:list-item>
                </text:list>
              </text:list-item>
            </text:list>
          </text:list-item>
        </text:list>
        <text:p text:style-name="P50">If you want to exclude certain package, add it into the following exlist file:</text:p>
        <text:p text:style-name="P9">/install/custom/netboot/&lt;os&gt;/&lt;profile&gt;.exlist</text:p>
        <text:p text:style-name="P61"/>
        <text:p text:style-name="P66">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0"><text:s text:c="4"/>nfs-utils</text:p>
        <text:p text:style-name="P60"><text:s text:c="4"/>stunnel</text:p>
        <text:p text:style-name="P60"><text:s text:c="4"/>dhclient</text:p>
        <text:p text:style-name="P60"><text:s text:c="4"/>kernel</text:p>
        <text:p text:style-name="P60"><text:s text:c="4"/>openssh-server</text:p>
        <text:p text:style-name="P60"><text:s text:c="4"/>openssh-clients</text:p>
        <text:p text:style-name="P60"><text:s text:c="4"/>busybox-anaconda</text:p>
        <text:p text:style-name="P60"><text:s text:c="4"/>wget</text:p>
        <text:p text:style-name="P60"><text:s text:c="4"/>vim-minimal</text:p>
        <text:p text:style-name="P60"><text:s text:c="4"/>ntp</text:p>
        <text:p text:style-name="P60"/>
        <text:p text:style-name="P11">You can add any other packages that you want to install on your compute node. <text:s/>For example, if you want to have userids with passwords you should add the following:</text:p>
        <text:p text:style-name="Code"><text:s text:c="4"/>cracklib</text:p>
        <text:p text:style-name="P60"><text:s text:c="4"/>libuser</text:p>
        <text:p text:style-name="P60"><text:soft-page-break/><text:s text:c="4"/>passwd</text:p>
        <text:p text:style-name="P61"/>
        <text:p text:style-name="P15">[SLES11]:</text:p>
        <text:p text:style-name="P24">Add following packages name into the &lt;profile&gt;.pkglist</text:p>
        <text:p text:style-name="Code"><text:s text:c="4"/>aaa_base</text:p>
        <text:p text:style-name="P60"><text:s text:c="4"/>bash</text:p>
        <text:p text:style-name="P60"><text:s text:c="4"/>nfs-utils</text:p>
        <text:p text:style-name="P60"><text:s text:c="4"/>dhcpcd</text:p>
        <text:p text:style-name="P60"><text:s text:c="4"/>kernel</text:p>
        <text:p text:style-name="P60"><text:s text:c="4"/>openssh</text:p>
        <text:p text:style-name="P60"><text:s text:c="4"/>psmisc</text:p>
        <text:p text:style-name="P60"><text:s text:c="4"/>wget</text:p>
        <text:p text:style-name="P60"><text:s text:c="4"/>sysconfig</text:p>
        <text:p text:style-name="P60"><text:s text:c="4"/>syslog-ng</text:p>
        <text:p text:style-name="P60"><text:s text:c="4"/>klogd</text:p>
        <text:p text:style-name="P60"><text:s text:c="4"/>vim</text:p>
        <text:p text:style-name="P67"/>
        <text:list text:style-name="L1" text:continue-numbering="true">
          <text:list-item>
            <text:list text:continue-numbering="true">
              <text:list-item>
                <text:list text:continue-numbering="true">
                  <text:list-item>
                    <text:list text:continue-numbering="true">
                      <text:list-item>
                        <text:h text:style-name="P146"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48">cd /opt/xcat/share/xcat/netboot/sles </text:p>
        <text:p text:style-name="P64">./genimage -i eth0 -n ibmveth -o sles11 -p compute </text:p>
        <text:p text:style-name="P52"/>
        <text:list text:style-name="L1" text:continue-numbering="true">
          <text:list-item>
            <text:list text:continue-numbering="true">
              <text:list-item>
                <text:list text:continue-numbering="true">
                  <text:list-item>
                    <text:list text:continue-numbering="true">
                      <text:list-item>
                        <text:h text:style-name="P146"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text:style-name="L1" text:continue-numbering="true">
          <text:list-item>
            <text:list text:continue-numbering="true">
              <text:list-item>
                <text:list text:continue-numbering="true">
                  <text:list-item>
                    <text:h text:style-name="P129"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29"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29" text:outline-level="3"><text:span text:style-name="T10">C</text:span>heck the installation result</text:h>
                  </text:list-item>
                </text:list>
              </text:list-item>
            </text:list>
          </text:list-item>
        </text:list>
        <text:p text:style-name="P49">1. Check that ssh service on the node is working and you can login without <text:s/>password</text:p>
        <text:p text:style-name="P57">2. If ssh is working but cannot login without password, force exchange the ssh key to the compute node using xdsh:</text:p>
        <text:p text:style-name="Standard">xdsh pnode1 -K</text:p>
        <text:p text:style-name="P60"/>
        <text:p text:style-name="P11">After exchanging ssh key, following command should work.</text:p>
        <text:p text:style-name="P63">xdsh pnode1 date</text:p>
        <text:p text:style-name="P63"/>
        <text:p text:style-name="P63"/>
        <text:list text:style-name="L1" text:continue-numbering="true">
          <text:list-item>
            <text:h text:style-name="P96" text:outline-level="1"><text:soft-page-break/>Firmware upgrade</text:h>
            <text:list>
              <text:list-item>
                <text:h text:style-name="P106" text:outline-level="2">Requirements</text:h>
              </text:list-item>
            </text:list>
          </text:list-item>
        </text:list>
        <text:p text:style-name="P23">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109"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text:style-name="L1" text:continue-numbering="true">
          <text:list-item>
            <text:list text:continue-numbering="true">
              <text:list-item>
                <text:list text:continue-numbering="true">
                  <text:list-item>
                    <text:h text:style-name="P129" text:outline-level="3">Define the necessary attributes</text:h>
                  </text:list-item>
                </text:list>
              </text:list-item>
            </text:list>
          </text:list-item>
        </text:list>
        <text:p text:style-name="P23">The Lpar , CEC, or BPA has been defined in the nodelist, nodehm, nodetype, vpd, ppc tables.</text:p>
        <text:list text:style-name="L1" text:continue-numbering="true">
          <text:list-item>
            <text:list text:continue-numbering="true">
              <text:list-item>
                <text:list text:continue-numbering="true">
                  <text:list-item>
                    <text:h text:style-name="P129" text:outline-level="3">Define the HMC as a node</text:h>
                  </text:list-item>
                </text:list>
              </text:list-item>
            </text:list>
          </text:list-item>
        </text:list>
        <text:p text:style-name="P23">Define the HMC as a node on the management node. For example,</text:p>
        <text:p text:style-name="P28">nodeadd <text:s/>hmc01.clusters.com groups=hmc</text:p>
        <text:list text:style-name="L1" text:continue-numbering="true">
          <text:list-item>
            <text:list text:continue-numbering="true">
              <text:list-item>
                <text:list text:continue-numbering="true">
                  <text:list-item>
                    <text:h text:style-name="P129"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28">rspconfig hmc01.clusters.com sshcfg=enable</text:p>
        <text:list text:style-name="L1" text:continue-numbering="true">
          <text:list-item>
            <text:list text:continue-numbering="true">
              <text:list-item>
                <text:list text:continue-numbering="true">
                  <text:list-item>
                    <text:h text:style-name="P129" text:outline-level="3">Get the Microcode update package and associated XML file</text:h>
                  </text:list-item>
                </text:list>
              </text:list-item>
            </text:list>
          </text:list-item>
        </text:list>
        <text:p text:style-name="P65">Download the Microcode update package and associated XML file from the IBM Web site: <text:a xlink:type="simple" xlink:href="http://www14.software.ibm.com/webapp/set2/firmware/gjsn">http://www14.software.ibm.com/webapp/set2/firmware/gjsn</text:a>. </text:p>
        <text:p text:style-name="P65"/>
        <text:list text:style-name="L1" text:continue-numbering="true">
          <text:list-item>
            <text:list text:continue-numbering="true">
              <text:list-item>
                <text:h text:style-name="P103" text:outline-level="2">Perform Firmware upgrade for CEC on P5/P6</text:h>
                <text:list>
                  <text:list-item>
                    <text:h text:style-name="P109"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28">nodeadd <text:s/>Server-m_tmp-SNs_tmp groups=hmc,all</text:p>
        <text:p text:style-name="P23"/>
        <text:p text:style-name="P23">Modify the table nodehm</text:p>
        <text:p text:style-name="P28">chtab node="Server-m_tmp-SNs_tmp" nodehm.mgt="hmc"</text:p>
        <text:p text:style-name="P23"/>
        <text:p text:style-name="P23">Modify the table nodetype:</text:p>
        <text:p text:style-name="P28">chtab node="Server-m_tmp-SNs_tmp" nodetype.nodetype="fsp"</text:p>
        <text:p text:style-name="P23"/>
        <text:p text:style-name="P23"><text:soft-page-break/>Modify the table ppc:</text:p>
        <text:p text:style-name="P28">chtab node="Server-m_tmp-SNs_tmp" ppc.hcp= hmc01.clusters.com</text:p>
        <text:p text:style-name="P23"/>
        <text:p text:style-name="P23">Modify the tab vpd:</text:p>
        <text:p text:style-name="P28">chtab node=Server-m_tmp-SNs_tmp vpd.serial=s_tmp vpd.mtm=m_tmp</text:p>
        <text:p text:style-name="P23"/>
        <text:p text:style-name="P23">Set the <text:s/>account of the HMC(Modify the ppchcp):</text:p>
        <text:p text:style-name="P28">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09"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28">rspconfig hmc01.clusters.com sshcfg=enable</text:p>
        <text:p text:style-name="P23"/>
        <text:list text:style-name="L1" text:continue-numbering="true">
          <text:list-item>
            <text:list text:continue-numbering="true">
              <text:list-item>
                <text:list text:continue-numbering="true">
                  <text:list-item>
                    <text:h text:style-name="P138" text:outline-level="3">Check firmware level</text:h>
                  </text:list-item>
                </text:list>
              </text:list-item>
            </text:list>
          </text:list-item>
        </text:list>
        <text:p text:style-name="P28">rinv Server-m_tmp-SNs_tmp firm</text:p>
        <text:p text:style-name="P23"/>
        <text:list text:style-name="L1" text:continue-numbering="true">
          <text:list-item>
            <text:list text:continue-numbering="true">
              <text:list-item>
                <text:list text:continue-numbering="true">
                  <text:list-item>
                    <text:h text:style-name="P129"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28">rflash Server-m_tmp-SNs_tmp <text:s/>-p /tmp/fw --activate disruptive</text:p>
        <text:p text:style-name="P23"/>
        <text:p text:style-name="P23">NOTE:You Need check your update is concurrent or disruptive here!! other commands sample:</text:p>
        <text:p text:style-name="P28">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text:style-name="L1" text:continue-numbering="true">
          <text:list-item>
            <text:list text:continue-numbering="true">
              <text:list-item>
                <text:h text:style-name="P107" text:outline-level="2">Perform Firmware upgrades for BPA on P5/P6</text:h>
              </text:list-item>
            </text:list>
          </text:list-item>
        </text:list>
        <text:p text:style-name="P23"/>
        <text:list text:style-name="L1" text:continue-numbering="true">
          <text:list-item>
            <text:list text:continue-numbering="true">
              <text:list-item>
                <text:list text:continue-numbering="true">
                  <text:list-item>
                    <text:h text:style-name="P129" text:outline-level="3"><text:soft-page-break/>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28">nodeadd <text:s/>Server-m_tmps_tmp groups=hmc,all</text:p>
        <text:p text:style-name="P23"/>
        <text:p text:style-name="P23">Modify the table nodehm</text:p>
        <text:p text:style-name="P28">chtab node="Server-m_tmps_tmp" <text:s/>nodehm.mgt="hmc"</text:p>
        <text:p text:style-name="P23"/>
        <text:p text:style-name="P23">Modify the table nodetype:</text:p>
        <text:p text:style-name="P28">chtab node="Server-m_tmps_tmp" <text:s/>nodetype.nodetype="fsp"</text:p>
        <text:p text:style-name="P23"/>
        <text:p text:style-name="P23">Modify the table ppc:</text:p>
        <text:p text:style-name="P28">chtab node="Server-m_tmps_tmp" <text:s/>ppc.hcp= hmc01.clusters.com ppc.id=x</text:p>
        <text:p text:style-name="P23"/>
        <text:p text:style-name="P23">Modify the tab vpd:</text:p>
        <text:p text:style-name="P28">chtab node=Server-m_tmps_tmp <text:s/>vpd.serial=s_tmp vpd.mtm=m_tmp</text:p>
        <text:p text:style-name="P23"/>
        <text:p text:style-name="P23">Set the <text:s/>account of the HMC(Modify the ppchcp):</text:p>
        <text:p text:style-name="P28">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29"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29">rspconfig hmc01.clusters.com sshcfg=enable</text:p>
        <text:p text:style-name="P23"/>
        <text:list text:style-name="L1" text:continue-numbering="true">
          <text:list-item>
            <text:list text:continue-numbering="true">
              <text:list-item>
                <text:list text:continue-numbering="true">
                  <text:list-item>
                    <text:h text:style-name="P129" text:outline-level="3">User rinv to check the firmware level ( see rinv manpage)</text:h>
                  </text:list-item>
                </text:list>
              </text:list-item>
            </text:list>
          </text:list-item>
        </text:list>
        <text:p text:style-name="P28">rinv <text:s/>Server-m_tmps_tmp <text:s/>firm</text:p>
        <text:p text:style-name="P23"/>
        <text:list text:style-name="L1" text:continue-numbering="true">
          <text:list-item>
            <text:list text:continue-numbering="true">
              <text:list-item>
                <text:list text:continue-numbering="true">
                  <text:list-item>
                    <text:h text:style-name="P129"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28">rflash Server-m_tmps_tmp <text:s/>-p /tmp/fw --activate disruptive</text:p>
        <text:p text:style-name="P23"/>
        <text:p text:style-name="P20"><text:soft-page-break/>NOTE:You Need check your update is concurrent or disruptive here!! other commands sample:</text:p>
        <text:p text:style-name="P28">rflash Server-m_tmps_tmp <text:s/>-p /tmp/fw --activate concurrent</text:p>
        <text:p text:style-name="P23"/>
        <text:list text:style-name="L1" text:continue-numbering="true">
          <text:list-item>
            <text:list text:continue-numbering="true">
              <text:list-item>
                <text:h text:style-name="P107" text:outline-level="2">Commit currently activated LIC update(copy T to P) for a CEC/BPA on p5/p6</text:h>
              </text:list-item>
            </text:list>
          </text:list-item>
        </text:list>
        <text:p text:style-name="P23"/>
        <text:list text:style-name="L1" text:continue-numbering="true">
          <text:list-item>
            <text:list text:continue-numbering="true">
              <text:list-item>
                <text:list text:continue-numbering="true">
                  <text:list-item>
                    <text:h text:style-name="P129"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text:style-name="L1" text:continue-numbering="true">
          <text:list-item>
            <text:list text:continue-numbering="true">
              <text:list-item>
                <text:list text:continue-numbering="true">
                  <text:list-item>
                    <text:h text:style-name="P129" text:outline-level="3">Commit the firmware LIC</text:h>
                  </text:list-item>
                </text:list>
              </text:list-item>
            </text:list>
          </text:list-item>
        </text:list>
        <text:p text:style-name="P23">Run the rflash command with the –commit flag.</text:p>
        <text:p text:style-name="P28">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32"><text:change-start text:change-id="ct130060600"/></text:p>
        <text:p text:style-name="P32"/>
        <text:list text:style-name="L1" text:continue-numbering="true">
          <text:list-item>
            <text:h text:style-name="P97" text:outline-level="1">References<text:change-end text:change-id="ct130060600"/><text:change-start text:change-id="ct130061280"/></text:h>
          </text:list-item>
        </text:list>
        <text:p text:style-name="P33"><text:change-end text:change-id="ct130061280"/></text:p>
        <text:list text:style-name="L2">
          <text:list-item>
            <text:p text:style-name="P79"><text:change-start text:change-id="ct130325864"/>xCAT web site: <text:s/><text:a xlink:type="simple" xlink:href="http://xcat.sf.net/">http://xcat.sf.net/</text:a> </text:p>
          </text:list-item>
          <text:list-item>
            <text:p text:style-name="P79">xCAT man pages: <text:s/><text:a xlink:type="simple" xlink:href="http://xcat.sf.net/man1/xcat.1.html">http://xcat.sf.net/man1/xcat.1.html</text:a></text:p>
          </text:list-item>
          <text:list-item>
            <text:p text:style-name="P79">xCAT DB table descriptions: <text:a xlink:type="simple" xlink:href="http://xcat.sf.net/man5/xcatdb.5.html">http://xcat.sf.net/man5/xcatdb.5.html</text:a></text:p>
          </text:list-item>
          <text:list-item>
            <text:p text:style-name="P79">Installing xCAT on iDataPlex: <text:s/><text:a xlink:type="simple" xlink:href="http://xcat.svn.sourceforge.net/svnroot/xcat/xcat-core/trunk/xCAT-client/share/doc/xCAT-iDpx.pdf">http://xcat.svn.sourceforge.net/svnroot/xcat/xcat-core/trunk/xCAT-client/share/doc/xCAT-iDpx.pdf</text:a> </text:p>
          </text:list-item>
          <text:list-item>
            <text:p text:style-name="P79">xCAT2 Advanced Linux Cookbook : <text:a xlink:type="simple" xlink:href="http://xcat.svn.sourceforge.net/svnroot/xcat/xcat-core/trunk/xCAT-client/share/doc/xCAT2.pdf">http://xcat.svn.sourceforge.net/svnroot/xcat/xcat-core/trunk/xCAT-client/share/doc/xCAT2advanced.pdf</text:a></text:p>
          </text:list-item>
          <text:list-item>
            <text:p text:style-name="P79">For installing Torque and Moab : <text:a xlink:type="simple" xlink:href="http://xcat.svn.sourceforge.net/svnroot/xcat/xcat-core/trunk/xCAT-client/share/doc/xCAT2.pdf">http://xcat.svn.sourceforge.net/svnroot/xcat/xcat-core/trunk/xCAT-client/share/doc/xCAT2.pdf</text:a></text:p>
          </text:list-item>
          <text:list-item>
            <text:p text:style-name="P79">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79"><text:soft-page-break/>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79">xCAT on AIX Cookbook: <text:s/><text:a xlink:type="simple" xlink:href="http://xcat.svn.sourceforge.net/svnroot/xcat/xcat-core/trunk/xCAT-client/share/doc/xCAT2onAIX.pdf">http://xcat.svn.sourceforge.net/svnroot/xcat/xcat-core/trunk/xCAT-client/share/doc/xCAT2onAIX.pdf</text:a> </text:p>
          </text:list-item>
          <text:list-item>
            <text:p text:style-name="P79">xCAT wiki: <text:s/><text:a xlink:type="simple" xlink:href="http://xcat.wiki.sourceforge.net/">http://xcat.wiki.sourceforge.net/</text:a> </text:p>
          </text:list-item>
          <text:list-item>
            <text:p text:style-name="P79">xCAT mailing list: <text:s/><text:a xlink:type="simple" xlink:href="http://xcat.org/mailman/listinfo/xcat-user">http://xcat.org/mailman/listinfo/xcat-user</text:a></text:p>
          </text:list-item>
          <text:list-item>
            <text:p text:style-name="P79">xCAT bugs: <text:s/><text:a xlink:type="simple" xlink:href="https://sourceforge.net/tracker/?group_id=208749&amp;atid=1006945">https://sourceforge.net/tracker/?group_id=208749&amp;atid=1006945</text:a></text:p>
          </text:list-item>
          <text:list-item>
            <text:p text:style-name="P79">xCAT feature requests: <text:s/><text:a xlink:type="simple" xlink:href="https://sourceforge.net/tracker/?group_id=208749&amp;atid=1006948">https://sourceforge.net/tracker/?group_id=208749&amp;atid=1006948</text:a></text:p>
          </text:list-item>
        </text:list>
        <text:p text:style-name="P31"><text:change-end text:change-id="ct130325864"/></text:p>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date>2009-05-05T14:36:19</dc:date>
    <meta:editing-cycles>331</meta:editing-cycles>
    <meta:editing-duration>P4DT7H21M33S</meta:editing-duration>
    <meta:user-defined meta:name="Info 1"/>
    <meta:user-defined meta:name="Info 2"/>
    <meta:user-defined meta:name="Info 3"/>
    <meta:user-defined meta:name="Info 4"/>
    <meta:document-statistic meta:table-count="0" meta:image-count="0" meta:object-count="0" meta:page-count="18" meta:paragraph-count="474" meta:word-count="3961" meta:character-count="24010"/>
  </office:meta>
</office:document-meta>
</file>